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fo:language="en" fo:country="US"/>
    </style:style>
    <style:style style:name="P6" style:parent-style-name="Standaard" style:family="paragraph">
      <style:text-properties fo:language="en" fo:country="US"/>
    </style:style>
    <style:style style:name="P7" style:parent-style-name="Standaard" style:family="paragraph">
      <style:text-properties fo:language="en" fo:country="US"/>
    </style:style>
    <style:style style:name="P8" style:parent-style-name="Standaard" style:family="paragraph">
      <style:text-properties fo:language="en" fo:country="US"/>
    </style:style>
    <style:style style:name="P9" style:parent-style-name="Standaard" style:family="paragraph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text-properties fo:language="en" fo:country="US"/>
    </style:style>
    <style:style style:name="T12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{</text:p>
      <text:p text:style-name="P2"><text:s text:c="2"/>"name": "gamedev-social",</text:p>
      <text:p text:style-name="P3"><text:s text:c="2"/>"version": "1.0.0",</text:p>
      <text:p text:style-name="P4"><text:s text:c="2"/>"private": true,</text:p>
      <text:p text:style-name="P5"><text:s text:c="2"/>"scripts": {</text:p>
      <text:p text:style-name="P6"><text:s text:c="4"/>"dev": "next dev",</text:p>
      <text:p text:style-name="P7"><text:s text:c="4"/>"build": "next build",</text:p>
      <text:p text:style-name="P8"><text:s text:c="4"/>"start": "next start"</text:p>
      <text:p text:style-name="P9"><text:s text:c="2"/>},</text:p>
      <text:p text:style-name="P10"><text:s text:c="2"/>"dependencies": {</text:p>
      <text:p text:style-name="P11"><text:s text:c="4"/>"next": "^14.1.0",</text:p>
      <text:p text:style-name="Standaard"><text:span text:style-name="T12"><text:s text:c="4"/></text:span>"react": "^18.2.0",</text:p>
      <text:p text:style-name="Standaard"><text:s text:c="4"/>"react-dom": "^18.2.0"</text:p>
      <text:p text:style-name="Standaard"><text:s text:c="2"/>}</text:p>
      <text:p text:style-name="Standaard">}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 fo:line-height="115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 fo:line-height="115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 fo:line-height="115%"/>
      <style:text-properties style:font-name="Aptos" style:font-name-asian="Times New Roman" style:font-name-complex="Times New Roman" fo:color="#0F4761" style:letter-kerning="true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 fo:line-height="115%"/>
      <style:text-properties style:font-name="Aptos" style:font-name-asian="Times New Roman" style:font-name-complex="Times New Roman" fo:color="#595959" style:letter-kerning="true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 fo:line-height="115%"/>
      <style:text-properties style:font-name="Aptos" style:font-name-asian="Times New Roman" style:font-name-complex="Times New Roman" fo:color="#272727" style:letter-kerning="true" fo:hyphenate="false"/>
    </style:style>
    <style:style style:name="Standaard" style:display-name="Standaard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paragraph-properties fo:line-height="115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 fo:line-height="115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line-height="115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am Teitsma</meta:initial-creator>
    <dc:creator>Liam Teitsma</dc:creator>
    <meta:creation-date>2026-01-11T19:46:00Z</meta:creation-date>
    <dc:date>2026-01-11T19:46:00Z</dc:date>
    <meta:template xlink:href="Normal.dotm" xlink:type="simple"/>
    <meta:editing-cycles>1</meta:editing-cycles>
    <meta:editing-duration>PT0S</meta:editing-duration>
    <meta:document-statistic meta:page-count="1" meta:paragraph-count="1" meta:word-count="41" meta:character-count="267" meta:row-count="1" meta:non-whitespace-character-count="227"/>
  </office:meta>
</office:document-meta>
</file>